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cm" fo:margin-right="0cm" style:line-height-at-least="0.529cm" fo:text-align="start" style:justify-single-word="false" fo:text-indent="0cm" style:auto-text-indent="false"/>
      <style:text-properties fo:font-variant="normal" fo:text-transform="none" fo:color="#333333" fo:font-size="9pt" fo:letter-spacing="normal" fo:font-style="normal" fo:font-weight="normal"/>
    </style:style>
    <style:style style:name="P3" style:family="paragraph" style:parent-style-name="Text_20_body">
      <style:paragraph-properties fo:margin-left="0cm" fo:margin-right="0cm" fo:margin-top="0cm" fo:margin-bottom="0cm" style:line-height-at-least="0.476cm" fo:text-align="start" style:justify-single-word="false" fo:text-indent="0cm" style:auto-text-indent="false" fo:background-color="#ffffff" fo:padding="0cm" fo:border="none">
        <style:background-image/>
      </style:paragraph-properties>
    </style:style>
    <style:style style:name="P4" style:family="paragraph" style:parent-style-name="Text_20_body">
      <style:paragraph-properties fo:margin-left="0cm" fo:margin-right="0cm" fo:margin-top="0cm" fo:margin-bottom="0cm" style:line-height-at-least="0.476cm" fo:text-align="start" style:justify-single-word="false" fo:text-indent="0cm" style:auto-text-indent="false" fo:background-color="#ffffff" fo:padding="0cm" fo:border="none">
        <style:background-image/>
      </style:paragraph-properties>
      <style:text-properties fo:font-variant="normal" fo:text-transform="none" fo:color="#000000" style:font-name="Arial" fo:font-size="10.5pt" fo:letter-spacing="normal" fo:font-style="normal" fo:font-weight="normal"/>
    </style:style>
    <style:style style:name="P5" style:family="paragraph" style:parent-style-name="Text_20_body">
      <style:paragraph-properties fo:margin-left="0cm" fo:margin-right="0cm" fo:margin-top="0cm" fo:margin-bottom="0cm" style:line-height-at-least="0.476cm" fo:text-align="start" style:justify-single-word="false" fo:text-indent="0cm" style:auto-text-indent="false" fo:background-color="#eeeeee" fo:padding="0cm" fo:border="none">
        <style:background-image/>
      </style:paragraph-properties>
    </style:style>
    <style:style style:name="P6" style:family="paragraph" style:parent-style-name="Preformatted_20_Text">
      <style:text-properties fo:font-variant="normal" fo:text-transform="none" fo:color="#000000" fo:letter-spacing="normal" fo:font-style="normal" fo:font-weight="normal"/>
    </style:style>
    <style:style style:name="P7" style:family="paragraph" style:parent-style-name="Preformatted_20_Text" style:list-style-name="L1">
      <style:text-properties fo:font-variant="normal" fo:text-transform="none" fo:color="#000000" fo:letter-spacing="normal" fo:font-style="normal" fo:font-weight="normal"/>
    </style:style>
    <style:style style:name="P8" style:family="paragraph" style:parent-style-name="Preformatted_20_Text">
      <style:paragraph-properties fo:margin-top="0cm" fo:margin-bottom="0.499cm" fo:background-color="#f9f9f9" fo:padding="0.049cm" fo:border="0.06pt dashed #2f6fab">
        <style:background-image/>
      </style:paragraph-properties>
      <style:text-properties fo:font-variant="normal" fo:text-transform="none" fo:color="#000000" fo:letter-spacing="normal" fo:font-style="normal" fo:font-weight="normal"/>
    </style:style>
    <style:style style:name="P9" style:family="paragraph" style:parent-style-name="Preformatted_20_Text">
      <style:paragraph-properties fo:margin-left="0cm" fo:margin-right="0cm" fo:margin-top="0cm" fo:margin-bottom="0.499cm" fo:text-indent="0cm" style:auto-text-indent="false" fo:background-color="#f9f9f9" fo:padding="0.049cm" fo:border="0.06pt dashed #2f6fab">
        <style:background-image/>
      </style:paragraph-properties>
      <style:text-properties fo:font-variant="normal" fo:text-transform="none" fo:color="#000000" fo:letter-spacing="normal" fo:font-style="normal" fo:font-weight="normal"/>
    </style:style>
    <style:style style:name="P10" style:family="paragraph" style:parent-style-name="Preformatted_20_Text">
      <style:paragraph-properties fo:margin-left="0cm" fo:margin-right="0cm" fo:margin-top="0cm" fo:margin-bottom="0cm" style:line-height-at-least="0.476cm" fo:text-align="start" style:justify-single-word="false" fo:text-indent="0cm" style:auto-text-indent="false" fo:background-color="#eeeeee" fo:padding="0cm" fo:border="none">
        <style:background-image/>
      </style:paragraph-properties>
    </style:style>
    <style:style style:name="P11" style:family="paragraph" style:parent-style-name="Preformatted_20_Text">
      <style:paragraph-properties fo:background-color="#f9f9f9" fo:padding="0.049cm" fo:border="0.06pt dashed #2f6fab">
        <style:background-image/>
      </style:paragraph-properties>
    </style:style>
    <style:style style:name="P12" style:family="paragraph" style:parent-style-name="Preformatted_20_Text">
      <style:paragraph-properties fo:background-color="#f9f9f9" fo:padding="0.049cm" fo:border="0.06pt dashed #2f6fab">
        <style:background-image/>
      </style:paragraph-properties>
      <style:text-properties fo:font-variant="normal" fo:text-transform="none" fo:color="#000000" fo:letter-spacing="normal"/>
    </style:style>
    <style:style style:name="P13" style:family="paragraph" style:parent-style-name="Preformatted_20_Text">
      <style:paragraph-properties fo:background-color="#f9f9f9" fo:padding="0.049cm" fo:border="0.06pt dashed #2f6fab">
        <style:background-image/>
      </style:paragraph-properties>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Consolas" fo:font-size="10.5pt" fo:letter-spacing="normal" fo:font-style="normal" fo:font-weight="normal" fo:background-color="transparent"/>
    </style:style>
    <style:style style:name="T3" style:family="text">
      <style:text-properties fo:font-variant="normal" fo:text-transform="none" fo:color="#000000" style:font-name="Consolas" fo:font-size="10.5pt" fo:letter-spacing="normal" fo:font-style="normal" fo:font-weight="normal" fo:background-color="#eeeeee"/>
    </style:style>
    <style:style style:name="T4" style:family="text">
      <style:text-properties fo:font-variant="normal" fo:text-transform="none" fo:color="#000000" style:font-name="Arial" fo:font-size="10.5pt" fo:letter-spacing="normal" fo:font-style="normal" fo:font-weight="normal"/>
    </style:style>
    <style:style style:name="T5" style:family="text">
      <style:text-properties fo:font-variant="normal" fo:text-transform="none" fo:color="#000000" style:font-name="Arial" fo:font-size="10.5pt" fo:letter-spacing="normal" fo:font-style="normal" fo:font-weight="normal" fo:background-color="transparent"/>
    </style:style>
    <style:style style:name="T6" style:family="text">
      <style:text-properties fo:font-variant="normal" fo:text-transform="none" fo:color="#2b91af" style:font-name="Consolas" fo:font-size="10.5pt" fo:letter-spacing="normal" fo:font-style="normal" fo:font-weight="normal" fo:background-color="transparent"/>
    </style:style>
    <style:style style:name="T7" style:family="text">
      <style:text-properties fo:font-style="normal" fo:font-weight="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方法一 </text:p>
      <text:p text:style-name="Standard">来源: <text:a xlink:type="simple" xlink:href="http://www.techotopia.com/index.php/Installing_and_Using_GNUstep_and_Objective-C_on_Linux">http://www.techotopia.com/index.php/Installing_and_Using_GNUstep_and_Objective-C_on_Linux</text:a></text:p>
      <text:p text:style-name="P2"><text:bookmark-start text:name="__DdeLink__1_2043294506"/>1766835983<text:bookmark-end text:name="__DdeLink__1_2043294506"/></text:p>
      <text:p text:style-name="Standard">1. install </text:p>
      <text:p text:style-name="Standard"><text:span text:style-name="T1">sudo apt-get install gnustep</text:span></text:p>
      <text:p text:style-name="P9">sudo apt-get install gnustep-devel</text:p>
      <text:list xml:id="list805559920" text:style-name="L1">
        <text:list-item>
          <text:p text:style-name="P1">code</text:p>
          <text:p text:style-name="P7">#import &lt;Foundation/Foundation.h&gt;</text:p>
        </text:list-item>
      </text:list>
      <text:p text:style-name="P11"/>
      <text:p text:style-name="P13">int main (int argc, const char * argv[])</text:p>
      <text:p text:style-name="P13">{</text:p>
      <text:p text:style-name="P12"><text:s text:c="8"/><text:span text:style-name="T7">NSAutoreleasePool * pool = [[NSAutoreleasePool alloc] init];</text:span></text:p>
      <text:p text:style-name="P11"/>
      <text:p text:style-name="P12"><text:s text:c="8"/><text:span text:style-name="T7">NSLog (@"hello world");</text:span></text:p>
      <text:p text:style-name="P12"><text:s text:c="8"/><text:span text:style-name="T7">[pool drain];</text:span></text:p>
      <text:p text:style-name="P12"><text:s text:c="8"/><text:span text:style-name="T7">return 0;</text:span></text:p>
      <text:p text:style-name="P8">}</text:p>
      <text:list xml:id="list1513156272" text:continue-numbering="true" text:style-name="L1">
        <text:list-item>
          <text:p text:style-name="P1">compile </text:p>
          <text:p text:style-name="P7">source /usr/share/GNUstep/Makefiles/GNUstep.sh</text:p>
        </text:list-item>
      </text:list>
      <text:p text:style-name="P6"/>
      <text:p text:style-name="P6"><text:tab/>ERROR :gcc: error trying to exec 'cc1obj': execvp: No such file or directory</text:p>
      <text:p text:style-name="P6"/>
      <text:list xml:id="list1103756375" text:continue-numbering="true" text:style-name="L1">
        <text:list-header>
          <text:p text:style-name="P1"/>
        </text:list-header>
      </text:list>
      <text:p text:style-name="Standard"><text:tab/>(1)sudo apt-get install gobjc++ 后失败 。</text:p>
      <text:p text:style-name="Standard">（2）</text:p>
      <text:p text:style-name="Standard">ln -s /usr/lib/gcc/x86_64-linux-gnu/4.6/cc1obj /usr/bin/cc1obj</text:p>
      <text:p text:style-name="Standard">errors：</text:p>
      <text:p text:style-name="Standard">/tmp/ccbGSGas.o: In function `main':</text:p>
      <text:p text:style-name="Standard">/home/lixinghe66/iOS/hello.m:4: undefined reference to `objc_get_class'</text:p>
      <text:p text:style-name="Standard">/home/lixinghe66/iOS/hello.m:4: undefined reference to `objc_msg_lookup'</text:p>
      <text:p text:style-name="Standard">/home/lixinghe66/iOS/hello.m:4: undefined reference to `objc_msg_lookup'</text:p>
      <text:p text:style-name="Standard">/home/lixinghe66/iOS/hello.m:5: undefined reference to `NSLog'</text:p>
      <text:p text:style-name="Standard">/home/lixinghe66/iOS/hello.m:6: undefined reference to `objc_msg_lookup'</text:p>
      <text:p text:style-name="Standard">/tmp/ccbGSGas.o: In function `__objc_gnu_init':</text:p>
      <text:p text:style-name="Standard">/home/lixinghe66/iOS/hello.m:9: undefined reference to `__objc_exec_class'</text:p>
      <text:p text:style-name="Standard">/tmp/ccbGSGas.o:(.data.rel+0x0): undefined reference to `__objc_class_name_NSConstantString'</text:p>
      <text:p text:style-name="Standard">/tmp/ccbGSGas.o:(.data.rel+0x8): undefined reference to `__objc_class_name_NSAutoreleasePool'</text:p>
      <text:p text:style-name="Standard">collect2: ld returned 1 exit status</text:p>
      <text:p text:style-name="Standard"/>
      <text:p text:style-name="Standard">（3） change from A <text:s/>to B <text:s/></text:p>
      <text:p text:style-name="P10"><text:span text:style-name="Source_20_Text"><text:span text:style-name="T2">A ： gcc `gnustep-config --objc-flags` -lgnustep-base hello.m -o hello</text:span></text:span></text:p>
      <text:p text:style-name="P10"><text:span text:style-name="Source_20_Text"><text:span text:style-name="T2">B : <text:s/>gcc <text:s/>hello.m `gnustep-config --objc-flags` -lgnustep-base <text:s/>-o hello</text:span></text:span></text:p>
      <text:p text:style-name="P10"><text:span text:style-name="Source_20_Text"><text:span text:style-name="T2">(4) 原因 </text:span></text:span></text:p>
      <text:p text:style-name="P5"><text:span text:style-name="Source_20_Text"><text:span text:style-name="T5">The reason for the linking error is most likely due to the behaviour of linker to link the libraries only after seeing the symbols in compilation prior to linking the library. As </text:span></text:span><text:span text:style-name="Source_20_Text"><text:span text:style-name="T3">h.m</text:span></text:span><text:span text:style-name="Source_20_Text"><text:span text:style-name="T5"> appears after </text:span></text:span><text:span text:style-name="Source_20_Text"><text:span text:style-name="T3">-lgnustep-base</text:span></text:span><text:span text:style-name="Source_20_Text"><text:span text:style-name="T5">the library is not linked as the symbols in library are not yet encountered. You can either instruct the linker to link the libraries even if the symbols are not encountered using </text:span></text:span><text:span text:style-name="Source_20_Text"><text:span text:style-name="T3">-Wl,--no-as-needed</text:span></text:span><text:span text:style-name="Source_20_Text"><text:span text:style-name="T5"> linker option as</text:span></text:span></text:p>
      <text:p text:style-name="P10"><text:span text:style-name="Source_20_Text"><text:span text:style-name="T2">gcc `gnustep-config --objc-flags` -</text:span></text:span><text:span text:style-name="Source_20_Text"><text:span text:style-name="T6">Wl</text:span></text:span><text:span text:style-name="Source_20_Text"><text:span text:style-name="T2">,--no-as-needed -lgnustep-base <text:s/>h.m -o hello</text:span></text:span></text:p>
      <text:p text:style-name="P4"><text:soft-page-break/>Or better yet just move the source to the beginning of the compilation command as</text:p>
      <text:p text:style-name="P10"><text:span text:style-name="Source_20_Text"><text:span text:style-name="T2">gcc h.m <text:s/>`gnustep-config --objc-flags` -lgnustep-base -o hello</text:span></text:span></text:p>
      <text:p text:style-name="P3"><text:span text:style-name="T4">The observed linker behaviour is to discourage looking up &amp; linking symbols of library which may not be needed but are linked in the compilation anyway, thus the second option would be recommended way of doing rather than added the </text:span><text:span text:style-name="Source_20_Text"><text:span text:style-name="T3">-Wl, --no-as-needed</text:span></text:span><text:span text:style-name="T4"> linker option.</text:span></text:p>
      <text:p text:style-name="P10"><text:span text:style-name="Source_20_Text"><text:span text:style-name="T2"/></text:span></text:p>
      <text:p text:style-name="P10"><text:span text:style-name="Source_20_Text"><text:span text:style-name="T2">4. run </text:span></text:span></text:p>
      <text:p text:style-name="P10"><text:span text:style-name="Source_20_Text"><text:span text:style-name="T2">lixinghe66@ubuntu:~/iOS$ ./hello </text:span></text:span></text:p>
      <text:p text:style-name="P10"><text:span text:style-name="Source_20_Text"><text:span text:style-name="T2">2013-04-18 21:02:36.977 hello[3423] hello world</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Liberation Sans', 'DejaVu Sans', sans-serif"/>
    <style:font-face style:name="Consolas" svg:font-family="Consolas, Menlo, Monaco, 'Lucida Console', 'Liberation Mono', 'DejaVu Sans Mono', 'Bitstream Vera Sans Mono', 'Courier New', monospace, 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4-18T20:35:55</meta:creation-date>
    <dc:date>2013-04-18T22:09:44</dc:date>
    <dc:creator>lixinghe </dc:creator>
    <meta:editing-duration>PT1H18M38S</meta:editing-duration>
    <meta:editing-cycles>3</meta:editing-cycles>
    <meta:generator>LibreOffice/3.5$Linux_X86_64 LibreOffice_project/350m1$Build-2</meta:generator>
    <meta:document-statistic meta:table-count="0" meta:image-count="0" meta:object-count="0" meta:page-count="2" meta:paragraph-count="45" meta:word-count="319" meta:character-count="2560" meta:non-whitespace-character-count="2245"/>
  </office:meta>
</office:document-meta>
</file>